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, Tahoma, sans-serif"/>
    <style:font-face style:name="gordita" svg:font-family="gordita, 'Helvetica Neue', Helvetica, sans-serif"/>
  </office:font-face-decls>
  <office:automatic-styles>
    <style:style style:name="P1" style:family="paragraph" style:parent-style-name="Heading_20_1">
      <style:paragraph-properties fo:margin-left="0cm" fo:margin-right="0cm" fo:margin-top="0.397cm" fo:margin-bottom="0.397cm" style:contextual-spacing="false" style:line-height-at-least="1.058cm" fo:orphans="2" fo:widows="2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.397cm" fo:margin-bottom="0.397cm" style:contextual-spacing="false" style:line-height-at-least="1.058cm" fo:orphans="2" fo:widows="2" fo:text-indent="0cm" style:auto-text-indent="false" style:writing-mode="lr-tb"/>
      <style:text-properties fo:font-variant="normal" fo:text-transform="none" fo:color="#395511" loext:opacity="100%" style:text-line-through-style="none" style:text-line-through-type="none" style:font-name="Ubuntu" fo:font-size="27pt" fo:letter-spacing="normal" fo:language="zxx" fo:country="none" fo:font-style="normal" style:text-underline-style="none" fo:font-weight="normal" officeooo:rsid="00298e51" officeooo:paragraph-rsid="00298e51" style:text-blinking="false" style:font-name-asian="Noto Serif CJK SC" style:font-size-asian="24pt" style:language-asian="zxx" style:country-asian="none" style:font-weight-asian="bold" style:font-name-complex="Lohit Devanagari1" style:font-size-complex="24pt" style:language-complex="zxx" style:country-complex="none" style:font-weight-complex="bold"/>
    </style:style>
    <style:style style:name="P4" style:family="paragraph" style:parent-style-name="Horizontal_20_Line" style:list-style-name="L2">
      <style:paragraph-properties fo:margin-top="0cm" fo:margin-bottom="0.265cm" style:contextual-spacing="false" style:line-height-at-least="0.529cm" fo:orphans="2" fo:widows="2" fo:padding="0cm" fo:border="none" style:writing-mode="lr-tb"/>
    </style:style>
    <style:style style:name="P5" style:family="paragraph" style:parent-style-name="Horizontal_20_Line" style:list-style-name="L2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6" style:family="paragraph" style:parent-style-name="Horizontal_20_Line" style:list-style-name="L3">
      <style:paragraph-properties fo:margin-top="0cm" fo:margin-bottom="0.265cm" style:contextual-spacing="false" style:line-height-at-least="0.529cm" fo:orphans="2" fo:widows="2" fo:padding="0cm" fo:border="none" style:writing-mode="lr-tb"/>
    </style:style>
    <style:style style:name="P7" style:family="paragraph" style:parent-style-name="Horizontal_20_Line" style:list-style-name="L3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8" style:family="paragraph" style:parent-style-name="Horizontal_20_Line" style:list-style-name="L4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9" style:family="paragraph" style:parent-style-name="Horizontal_20_Line" style:list-style-name="L5">
      <style:paragraph-properties fo:margin-top="0cm" fo:margin-bottom="0.265cm" style:contextual-spacing="false" style:line-height-at-least="0.529cm" fo:orphans="2" fo:widows="2" fo:padding="0cm" fo:border="none" style:writing-mode="lr-tb"/>
    </style:style>
    <style:style style:name="P10" style:family="paragraph" style:parent-style-name="Horizontal_20_Line" style:list-style-name="L5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11" style:family="paragraph" style:parent-style-name="Horizontal_20_Line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12" style:family="paragraph" style:parent-style-name="Horizontal_20_Line" style:list-style-name="L4">
      <style:paragraph-properties fo:margin-top="0cm" fo:margin-bottom="0cm" style:contextual-spacing="false" style:line-height-at-least="0.529cm" fo:orphans="2" fo:widows="2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13" style:family="paragraph" style:parent-style-name="Horizontal_20_Line" style:list-style-name="L3">
      <style:paragraph-properties fo:margin-top="0cm" fo:margin-bottom="0.265cm" style:contextual-spacing="false" style:line-height-at-least="0.529cm" fo:orphans="2" fo:widows="2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14" style:family="paragraph" style:parent-style-name="Standard">
      <style:text-properties fo:color="#395511" loext:opacity="100%"/>
    </style:style>
    <style:style style:name="P15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 officeooo:paragraph-rsid="002adf99"/>
    </style:style>
    <style:style style:name="P16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cm" style:contextual-spacing="false" style:line-height-at-least="0.529cm" fo:orphans="2" fo:widows="2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19" style:family="paragraph" style:parent-style-name="Text_20_body" style:list-style-name="L3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0" style:family="paragraph" style:parent-style-name="Text_20_body" style:list-style-name="L4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2" style:family="paragraph" style:parent-style-name="Text_20_body" style:list-style-name="L4">
      <style:paragraph-properties fo:margin-top="0cm" fo:margin-bottom="0cm" style:contextual-spacing="false" style:line-height-at-least="0.529cm" fo:orphans="2" fo:widows="2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3" style:family="paragraph" style:parent-style-name="Text_20_body" style:list-style-name="L5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5" style:family="paragraph" style:parent-style-name="Text_20_body" style:list-style-name="L5">
      <style:paragraph-properties fo:margin-top="0cm" fo:margin-bottom="0cm" style:contextual-spacing="false" style:line-height-at-least="0.529cm" fo:orphans="2" fo:widows="2" fo:padding="0cm" fo:border="none" style:writing-mode="lr-tb"/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P26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fo:font-variant="normal" fo:text-transform="none" fo:color="#395511" loext:opacity="100%" style:font-name="Ubuntu" fo:font-size="14pt" fo:letter-spacing="normal" fo:font-style="normal" fo:font-weight="normal" officeooo:rsid="002adf99" officeooo:paragraph-rsid="002adf99" style:font-size-asian="14pt" style:font-size-complex="14pt"/>
    </style:style>
    <style:style style:name="P27" style:family="paragraph" style:parent-style-name="Text_20_body" style:list-style-name="L3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</style:style>
    <style:style style:name="P29" style:family="paragraph" style:parent-style-name="Text_20_body" style:list-style-name="L3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30" style:family="paragraph" style:parent-style-name="Text_20_body" style:list-style-name="L3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  <style:text-properties officeooo:paragraph-rsid="002cc2c1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</style:style>
    <style:style style:name="P32" style:family="paragraph" style:parent-style-name="Text_20_body" style:list-style-name="L4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</style:style>
    <style:style style:name="P33" style:family="paragraph" style:parent-style-name="Text_20_body" style:list-style-name="L4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34" style:family="paragraph" style:parent-style-name="Text_20_body" style:list-style-name="L5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 style:writing-mode="lr-tb"/>
    </style:style>
    <style:style style:name="P36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orphans="2" fo:widows="2" fo:text-indent="0cm" style:auto-text-indent="false" fo:padding="0cm" fo:border="none" style:writing-mode="lr-tb"/>
    </style:style>
    <style:style style:name="P37" style:family="paragraph" style:parent-style-name="Text_20_body">
      <style:paragraph-properties fo:margin-top="0cm" fo:margin-bottom="0cm" style:contextual-spacing="false" style:line-height-at-least="0.529cm" fo:orphans="2" fo:widows="2" fo:padding="0cm" fo:border="none" style:writing-mode="lr-tb"/>
    </style:style>
    <style:style style:name="P3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2adf99"/>
    </style:style>
    <style:style style:name="T1" style:family="text">
      <style:text-properties fo:font-variant="normal" fo:text-transform="none" fo:color="#dd4814" loext:opacity="100%" style:text-line-through-style="none" style:text-line-through-type="none" style:font-name="Ubuntu" fo:font-size="11.2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loext:opacity="100%" style:font-name="Ubuntu" fo:font-size="11.2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1afcea"/>
    </style:style>
    <style:style style:name="T4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1cee69"/>
    </style:style>
    <style:style style:name="T5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2cc2c1"/>
    </style:style>
    <style:style style:name="T6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2ebca8"/>
    </style:style>
    <style:style style:name="T7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2ebf1e"/>
    </style:style>
    <style:style style:name="T8" style:family="text">
      <style:text-properties fo:font-variant="normal" fo:text-transform="none" fo:color="#333333" loext:opacity="100%" style:font-name="Ubuntu" fo:font-size="11.25pt" fo:letter-spacing="normal" fo:font-style="normal" fo:font-weight="normal" officeooo:rsid="00326f87"/>
    </style:style>
    <style:style style:name="T9" style:family="text">
      <style:text-properties fo:font-variant="normal" fo:text-transform="none" fo:color="#333333" loext:opacity="100%" style:font-name="Ubuntu" fo:font-size="11.2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33333" loext:opacity="100%" style:font-name="Ubuntu" fo:font-size="11.25pt" fo:letter-spacing="normal" fo:font-style="normal" fo:font-weight="bold"/>
    </style:style>
    <style:style style:name="T11" style:family="text">
      <style:text-properties fo:font-variant="normal" fo:text-transform="none" fo:color="#333333" loext:opacity="100%" style:font-name="Ubuntu" fo:font-size="11.2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333333" loext:opacity="100%" style:font-name="gordita" fo:font-size="12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gordita" fo:font-size="12pt" fo:letter-spacing="normal" fo:font-style="normal" fo:font-weight="normal" officeooo:rsid="002cc2c1"/>
    </style:style>
    <style:style style:name="T14" style:family="text">
      <style:text-properties fo:font-variant="normal" fo:text-transform="none" fo:color="#333333" loext:opacity="100%" style:font-name="gordita" fo:font-size="12pt" fo:letter-spacing="normal" fo:font-style="normal" fo:font-weight="normal" officeooo:rsid="002d2197"/>
    </style:style>
    <style:style style:name="T15" style:family="text">
      <style:text-properties fo:font-variant="normal" fo:text-transform="none" fo:color="#333333" loext:opacity="100%" style:font-name="gordita" fo:font-size="12pt" fo:letter-spacing="normal" fo:font-style="normal" fo:font-weight="normal" officeooo:rsid="00364165"/>
    </style:style>
    <style:style style:name="T16" style:family="text">
      <style:text-properties fo:font-variant="normal" fo:text-transform="none" fo:color="#395511" loext:opacity="100%" style:text-line-through-style="none" style:text-line-through-type="none" style:font-name="Ubuntu" fo:font-size="27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395511" loext:opacity="100%" style:text-line-through-style="none" style:text-line-through-type="none" style:font-name="Ubuntu" fo:font-size="11.25pt" fo:letter-spacing="normal" fo:font-style="normal" style:text-underline-style="none" fo:font-weight="normal" style:text-blinking="false"/>
    </style:style>
    <style:style style:name="T18" style:family="text">
      <style:text-properties officeooo:rsid="0019a5c0"/>
    </style:style>
    <style:style style:name="T19" style:family="text">
      <style:text-properties officeooo:rsid="001afcea"/>
    </style:style>
    <style:style style:name="T20" style:family="text">
      <style:text-properties officeooo:rsid="00260c73"/>
    </style:style>
    <style:style style:name="T21" style:family="text">
      <style:text-properties officeooo:rsid="0026f15a"/>
    </style:style>
    <style:style style:name="T22" style:family="text">
      <style:text-properties officeooo:rsid="00308af3"/>
    </style:style>
    <style:style style:name="T23" style:family="text">
      <style:text-properties officeooo:rsid="003225c7"/>
    </style:style>
    <style:style style:name="T24" style:family="text">
      <style:text-properties officeooo:rsid="003988c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ctivitats</text:h>
      <text:list xml:id="list276780897" text:style-name="L1">
        <text:list-header>
          <text:p text:style-name="P36"/>
        </text:list-header>
      </text:list>
      <text:h text:style-name="P1" text:outline-level="1"><text:bookmark text:name="introduccion"/><text:a xlink:type="simple" xlink:href="http://jamj2000.github.io/entornosdesarrollo/1/actividades#indice" text:style-name="Internet_20_link" text:visited-style-name="Visited_20_Internet_20_Link"><text:span text:style-name="T16">Introducció</text:span></text:a></text:h>
      <text:list xml:id="list2735227769" text:style-name="L2">
        <text:list-header>
          <text:p text:style-name="P4"/>
        </text:list-header>
        <text:list-item>
          <text:p text:style-name="P16"><text:s/>Descriu <text:span text:style-name="T24">breument </text:span>la relació que hi ha entre els components de maquinari principals d'un ordinador i l'emmagatzematge i l'execució del programari. <text:span text:style-name="T20">Pots basar-te en la màquina de Von Newman.</text:span></text:p>
          <text:p text:style-name="P4"/>
        </text:list-item>
        <text:list-item>
          <text:p text:style-name="P16"><text:s/>Defineix els conceptes següents:</text:p>
          <text:list>
            <text:list-item>
              <text:p text:style-name="P17"><text:s/>Codi font.</text:p>
            </text:list-item>
            <text:list-item>
              <text:p text:style-name="P18"><text:s/>Codi objecte.</text:p>
            </text:list-item>
            <text:list-item>
              <text:p text:style-name="P18"><text:s/>Codi executable.</text:p>
              <text:p text:style-name="P5"/>
            </text:list-item>
          </text:list>
        </text:list-item>
      </text:list>
      <text:h text:style-name="P1" text:outline-level="1"><text:bookmark text:name="ciclovida"/><text:a xlink:type="simple" xlink:href="http://jamj2000.github.io/entornosdesarrollo/1/actividades#indice" text:style-name="Internet_20_link" text:visited-style-name="Visited_20_Internet_20_Link"><text:span text:style-name="T16">Cicle de vida del programari</text:span></text:a></text:h>
      <text:list xml:id="list1048735064" text:style-name="L3">
        <text:list-item>
          <text:p text:style-name="P19"><text:s/>Defineix "Cicle de vida del programari".</text:p>
          <text:p text:style-name="P6"/>
        </text:list-item>
        <text:list-item>
          <text:p text:style-name="P19"><text:s/>Anomena les fases principals del desenvolupament de programari i explica breument que es fa a cadascuna.</text:p>
          <text:p text:style-name="P6"/>
        </text:list-item>
        <text:list-item>
          <text:p text:style-name="P19"><text:s/>Avantatges i inconvenients del model en cascada.</text:p>
          <text:p text:style-name="P13"/>
          <text:p text:style-name="P6"/>
        </text:list-item>
        <text:list-item>
          <text:p text:style-name="P19"><text:s/>Explica com funciona el model de desenvolupament mitjançant la creació de prototips.</text:p>
          <text:p text:style-name="P13"/>
          <text:p text:style-name="P6"/>
        </text:list-item>
        <text:list-item>
          <text:p text:style-name="P19"><text:s/>Quins quatre principis regeixen el desenvolupament àgil expressats al Manifest Àgil?</text:p>
          <text:p text:style-name="P6"/>
        </text:list-item>
        <text:list-item>
          <text:p text:style-name="P27"><text:span text:style-name="T2"><text:s/></text:span><text:span text:style-name="T9">Què és una </text:span><text:span text:style-name="Strong_20_Emphasis"><text:span text:style-name="T9">història d'usuari</text:span></text:span><text:span text:style-name="T9">?</text:span><text:span text:style-name="T2"> Consulta el següent enllaç </text:span><text:span text:style-name="T6">i posa un exemple propi.</text:span></text:p>
          <text:p text:style-name="P30"><text:span text:style-name="T5">Les podem formular de la següent manera: </text:span><text:span text:style-name="T2">“</text:span><text:span text:style-name="T12">Com </text:span><text:span text:style-name="T13">a</text:span><text:span text:style-name="T12"> [perfil], </text:span><text:span text:style-name="T13">vull</text:span><text:span text:style-name="T12"> [obje</text:span><text:span text:style-name="T15">c</text:span><text:span text:style-name="T12">ti</text:span><text:span text:style-name="T13">u</text:span><text:span text:style-name="T12"> del software], p</text:span><text:span text:style-name="T14">er a</text:span><text:span text:style-name="T12"> </text:span><text:span text:style-name="T13">poder</text:span><text:span text:style-name="T12"> [resulta</text:span><text:span text:style-name="T13">t</text:span><text:span text:style-name="T12">]”.</text:span></text:p>
          <text:list>
            <text:list-header>
              <text:p text:style-name="P28"><text:a xlink:type="simple" xlink:href="https://es.wikipedia.org/wiki/Historias_de_usuario" text:style-name="Internet_20_link" text:visited-style-name="Visited_20_Internet_20_Link"><text:span text:style-name="T17">https://es.wikipedia.org/wiki/Historias_de_usuari</text:span></text:a></text:p>
              <text:p text:style-name="P7"><text:soft-page-break/><text:span text:style-name="T17"/></text:p>
              <text:p text:style-name="P7"/>
            </text:list-header>
          </text:list>
        </text:list-item>
        <text:list-item>
          <text:p text:style-name="P19"><text:s/>KANBAN. Estudia els avantatges i els inconvenients de tenir una pissarra web digital per a la metodologia Kanban. Pots consultar els següents enllaços:</text:p>
          <text:list>
            <text:list-header>
              <text:p text:style-name="P28"><text:a xlink:type="simple" xlink:href="https://leankit.com/learn/kanban/kanban-board/" text:style-name="Internet_20_link" text:visited-style-name="Visited_20_Internet_20_Link"><text:span text:style-name="T17">https://leankit.com/learn/kanban/kanban-board/</text:span></text:a></text:p>
              <text:p text:style-name="P29"><text:a xlink:type="simple" xlink:href="https://trello.com/es" text:style-name="Internet_20_link" text:visited-style-name="Visited_20_Internet_20_Link"><text:span text:style-name="T17">https://trello.com/es</text:span></text:a></text:p>
              <text:p text:style-name="P29"><text:a xlink:type="simple" xlink:href="https://taiga.io/" text:style-name="Internet_20_link" text:visited-style-name="Visited_20_Internet_20_Link"><text:span text:style-name="T17">https://taiga.io/</text:span></text:a></text:p>
              <text:p text:style-name="P29"><text:a xlink:type="simple" xlink:href="https://kanbantool.com/es/" text:style-name="Internet_20_link" text:visited-style-name="Visited_20_Internet_20_Link"><text:span text:style-name="T17">https://kanbantool.com/es/</text:span></text:a></text:p>
            </text:list-header>
          </text:list>
        </text:list-item>
      </text:list>
      <text:p text:style-name="P14"/>
      <text:list xml:id="list3349686982" text:style-name="L4">
        <text:list-header>
          <text:p text:style-name="P20"><text:span text:style-name="T18">12. </text:span>KANBAN. Fes un resum de la metodologia Kanban i indica les seves diferències davant de SCRUM. Pots consultar el següent enllaç:</text:p>
          <text:list>
            <text:list-header>
              <text:p text:style-name="P31"><text:a xlink:type="simple" xlink:href="https://es.atlassian.com/agile/kanban" text:style-name="Internet_20_link" text:visited-style-name="Visited_20_Internet_20_Link"><text:span text:style-name="T17">https://ca.atlassian.com/agile/kanban</text:span></text:a></text:p>
              <text:p text:style-name="P8"/>
            </text:list-header>
          </text:list>
        </text:list-header>
      </text:list>
      <text:p text:style-name="P2"><text:span text:style-name="T18"><text:s text:c="6"/>13. </text:span>SCRUM. Explica com funciona Scrum. Consulta els enllaços següents:</text:p>
      <text:list xml:id="list192727933209948" text:continue-numbering="true" text:style-name="L4">
        <text:list-item>
          <text:list>
            <text:list-header>
              <text:p text:style-name="P31"><text:a xlink:type="simple" xlink:href="https://proyectosagiles.org/que-es-scrum/" text:style-name="Internet_20_link" text:visited-style-name="Visited_20_Internet_20_Link"><text:span text:style-name="T17">https://proyectosagiles.org/que-es-scrum/</text:span></text:a></text:p>
              <text:p text:style-name="P33"><text:a xlink:type="simple" xlink:href="https://proyectosagiles.org/como-funciona-scrum/" text:style-name="Internet_20_link" text:visited-style-name="Visited_20_Internet_20_Link"><text:span text:style-name="T17">https://proyectosagiles.org/como-funciona-scrum/</text:span></text:a></text:p>
              <text:p text:style-name="P8"/>
            </text:list-header>
          </text:list>
        </text:list-item>
      </text:list>
      <text:p text:style-name="P2"><text:span text:style-name="T19"><text:s text:c="6"/>14. </text:span>SCRUM. Defineix els termes següents:</text:p>
      <text:list xml:id="list192729313272711" text:continue-numbering="true" text:style-name="L4">
        <text:list-item>
          <text:list>
            <text:list-item>
              <text:p text:style-name="P21"><text:s/>Product backlog.</text:p>
            </text:list-item>
            <text:list-item>
              <text:p text:style-name="P22"><text:s/>Sprint backlog.</text:p>
              <text:p text:style-name="P8"/>
            </text:list-item>
          </text:list>
          <text:p text:style-name="P20"><text:span text:style-name="T19">15. </text:span>SCRUM. A la terminologia Scrum quins termes s'utilitzen com a sinònim de:</text:p>
          <text:list text:continue-numbering="true">
            <text:list-item>
              <text:p text:style-name="P21"><text:s/>Cap de projecte.</text:p>
            </text:list-item>
            <text:list-item>
              <text:p text:style-name="P22"><text:s/>Client.</text:p>
            </text:list-item>
            <text:list-item>
              <text:p text:style-name="P33"><text:span text:style-name="T2"><text:s/>Equip de desenvolupament.</text:span></text:p>
              <text:p text:style-name="P12"/>
            </text:list-item>
          </text:list>
          <text:p text:style-name="P20"/>
          <text:p text:style-name="P32"><text:span text:style-name="T4">1</text:span><text:span text:style-name="T8">6</text:span><text:span text:style-name="T4">. </text:span><text:span text:style-name="T2">XP. Quines són les característiques distintives de XP davant d'altres metodologies àgils? Explica-les. Pots consultar el següent enllaç:</text:span></text:p>
          <text:list text:continue-numbering="true">
            <text:list-header>
              <text:p text:style-name="P31"><text:a xlink:type="simple" xlink:href="http://www.davidvalverde.com/blog/introduccion-a-la-programacion-extrema-xp/" text:style-name="Internet_20_link" text:visited-style-name="Visited_20_Internet_20_Link"><text:span text:style-name="T17">http://www.davidvalverde.com/blog/introduccion-a-la-programacion-extrema-xp/</text:span></text:a></text:p>
            </text:list-header>
          </text:list>
        </text:list-item>
      </text:list>
      <text:p text:style-name="P11"/>
      <text:p text:style-name="P37"/>
      <text:h text:style-name="P1" text:outline-level="1"><text:bookmark text:name="lenguajes"/><text:a xlink:type="simple" xlink:href="http://jamj2000.github.io/entornosdesarrollo/1/actividades#indice" text:style-name="Internet_20_link" text:visited-style-name="Visited_20_Internet_20_Link"><text:span text:style-name="T16">Llenguatges de programació</text:span></text:a></text:h>
      <text:list xml:id="list924364192" text:style-name="L5">
        <text:list-item>
          <text:p text:style-name="P23"><text:s/>Quina diferència hi ha entre els llenguatges declaratius i els imperatius? Anomena almenys 2 de cada tipus.</text:p>
          <text:p text:style-name="P9"/>
        </text:list-item>
        <text:list-item>
          <text:p text:style-name="P23"><text:s/>Explica què és compilar? Explica què és interpretar?</text:p>
          <text:p text:style-name="P9"/>
        </text:list-item>
        <text:list-item>
          <text:p text:style-name="P23"><text:s/>Avantatges dels llenguatges compilats.</text:p>
          <text:p text:style-name="P9"/>
        </text:list-item>
        <text:list-item>
          <text:p text:style-name="P23"><text:soft-page-break/><text:s/>Avantatges dels llenguatges interpretats.</text:p>
          <text:p text:style-name="P9"/>
        </text:list-item>
        <text:list-item>
          <text:p text:style-name="P23"><text:s/>Anomena 2 llenguatges compilats i altres 2 interpretats.</text:p>
          <text:p text:style-name="P9"/>
        </text:list-item>
        <text:list-item>
          <text:p text:style-name="P34"><text:span text:style-name="T2"><text:s/>Es pot considerar codi objecte el </text:span><text:span text:style-name="Strong_20_Emphasis"><text:span text:style-name="T10">bytecode </text:span></text:span><text:span text:style-name="T2">generat a Java després de la compilació? Explica'n la resposta.</text:span></text:p>
          <text:p text:style-name="P9"/>
        </text:list-item>
        <text:list-item>
          <text:p text:style-name="P23"><text:s/>Posa un exemple de llenguatge dels tipus següents:</text:p>
          <text:list>
            <text:list-item>
              <text:p text:style-name="P24">Baix nivell.</text:p>
            </text:list-item>
            <text:list-item>
              <text:p text:style-name="P25">Nivell mitjà.</text:p>
            </text:list-item>
            <text:list-item>
              <text:p text:style-name="P25">Alt nivell.</text:p>
              <text:p text:style-name="P10"/>
            </text:list-item>
          </text:list>
        </text:list-item>
        <text:list-item>
          <text:p text:style-name="P23"><text:s/>Quin paradigma de programació segueixen els llenguatges següents?</text:p>
          <text:list>
            <text:list-item>
              <text:p text:style-name="P24">C</text:p>
            </text:list-item>
            <text:list-item>
              <text:p text:style-name="P25">C++</text:p>
            </text:list-item>
            <text:list-item>
              <text:p text:style-name="P25">SQL</text:p>
            </text:list-item>
            <text:list-item>
              <text:p text:style-name="P25">Java</text:p>
            </text:list-item>
            <text:list-item>
              <text:p text:style-name="P25">Javascript</text:p>
            </text:list-item>
            <text:list-item>
              <text:p text:style-name="P25">Lisp</text:p>
            </text:list-item>
            <text:list-item>
              <text:p text:style-name="P25">Prolog</text:p>
            </text:list-item>
          </text:list>
          <text:p text:style-name="P23">Pots consultar el següent enllaç:</text:p>
          <text:list text:continue-numbering="true">
            <text:list-item>
              <text:p text:style-name="P35"><text:a xlink:type="simple" xlink:href="https://es.wikipedia.org/wiki/Paradigma_de_programación" text:style-name="Internet_20_link" text:visited-style-name="Visited_20_Internet_20_Link"><text:span text:style-name="T1">https://ca.wikipedia.org/wiki/Paradigma_de_programaci%C3%B3n</text:span></text:a></text:p>
              <text:p text:style-name="P10"/>
            </text:list-item>
          </text:list>
        </text:list-item>
        <text:list-item>
          <text:p text:style-name="P23"><text:s/>Explica quins criteris es poden seguir a l'hora d'escollir un llenguatge de programació per al desenvolupament de programari.</text:p>
          <text:p text:style-name="P9"/>
        </text:list-item>
      </text:list>
      <text:list xml:id="list192728053239270" text:continue-list="list276780897" text:style-name="L1">
        <text:list-header>
          <text:p text:style-name="P26">Activitat final <text:span text:style-name="T23">(no realitzar encara)</text:span></text:p>
          <text:p text:style-name="P15">Elabora <text:span text:style-name="T21">les respostes de les preguntes</text:span> d'aquesta Unitat i guarda <text:span text:style-name="T21">l’arxiu</text:span> a GitHub en un repositori anomenat 'A<text:span text:style-name="T21">ctivitats</text:span>_ED'.</text:p>
        </text:list-header>
      </text:list>
      <text:p text:style-name="P3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, Tahoma, sans-serif"/>
    <style:font-face style:name="gordita" svg:font-family="gordita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3:27:44.343584260</meta:creation-date>
    <dc:date>2022-09-21T19:27:27.513488958</dc:date>
    <meta:editing-duration>PT24M32S</meta:editing-duration>
    <meta:editing-cycles>40</meta:editing-cycles>
    <meta:generator>LibreOffice/7.3.5.2$Linux_X86_64 LibreOffice_project/30$Build-2</meta:generator>
    <meta:document-statistic meta:table-count="0" meta:image-count="0" meta:object-count="0" meta:page-count="3" meta:paragraph-count="69" meta:word-count="435" meta:character-count="3009" meta:non-whitespace-character-count="2649"/>
  </office:meta>
</office:document-meta>
</file>